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list-style-name="L2">
      <style:paragraph-properties fo:text-align="justify" style:justify-single-word="false"/>
    </style:style>
    <style:style style:name="P4" style:family="paragraph" style:parent-style-name="Standard" style:list-style-name="L3">
      <style:paragraph-properties fo:text-align="justify" style:justify-single-word="false"/>
    </style:style>
    <style:style style:name="P5" style:family="paragraph" style:parent-style-name="Standard" style:list-style-name="L4">
      <style:paragraph-properties fo:text-align="justify" style:justify-single-word="false"/>
    </style:style>
    <style:style style:name="P6" style:family="paragraph" style:parent-style-name="Standard" style:list-style-name="L5">
      <style:paragraph-properties fo:text-align="justify" style:justify-single-word="false"/>
    </style:style>
    <style:style style:name="P7" style:family="paragraph" style:parent-style-name="Standard" style:list-style-name="L3">
      <style:paragraph-properties fo:text-align="justify" style:justify-single-word="false"/>
      <style:text-properties style:text-position="0% 100%"/>
    </style:style>
    <style:style style:name="P8" style:family="paragraph" style:parent-style-name="Standard">
      <style:paragraph-properties fo:text-align="justify" style:justify-single-word="false"/>
      <style:text-properties style:text-position="super 58%"/>
    </style:style>
    <style:style style:name="P9" style:family="paragraph" style:parent-style-name="Standard" style:list-style-name="L4">
      <style:paragraph-properties fo:text-align="justify" style:justify-single-word="false"/>
      <style:text-properties fo:font-weight="normal" style:font-weight-asian="normal" style:font-weight-complex="normal"/>
    </style:style>
    <style:style style:name="P10" style:family="paragraph" style:parent-style-name="Standard" style:list-style-name="L5">
      <style:paragraph-properties fo:text-align="justify" style:justify-single-word="false"/>
      <style:text-properties fo:font-weight="normal" style:font-weight-asian="normal" style:font-weight-complex="normal"/>
    </style:style>
    <style:style style:name="P11" style:family="paragraph" style:parent-style-name="Text_20_body" style:list-style-name="L2">
      <style:paragraph-properties fo:text-align="justify" style:justify-single-word="false"/>
    </style:style>
    <style:style style:name="P12" style:family="paragraph" style:parent-style-name="Text_20_body" style:list-style-name="L4">
      <style:paragraph-properties fo:text-align="justify" style:justify-single-word="false"/>
    </style:style>
    <style:style style:name="P13" style:family="paragraph" style:parent-style-name="Text_20_body" style:list-style-name="L4">
      <style:paragraph-properties fo:text-align="justify" style:justify-single-word="false"/>
      <style:text-properties fo:font-weight="normal" style:font-weight-asian="normal" style:font-weight-complex="normal"/>
    </style:style>
    <style:style style:name="P14" style:family="paragraph" style:parent-style-name="Text_20_body" style:list-style-name="L2">
      <style:paragraph-properties fo:margin-top="0cm" fo:margin-bottom="0cm" fo:text-align="justify" style:justify-single-word="false"/>
    </style:style>
    <style:style style:name="T1" style:family="text">
      <style:text-properties style:text-position="super 58%"/>
    </style:style>
    <style:style style:name="T2" style:family="text">
      <style:text-properties style:text-position="0% 100%"/>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007321581" text:style-name="L1">
        <text:list-item>
          <text:p text:style-name="P2">What is socket? What are different types of socket? </text:p>
          <text:p text:style-name="P2"/>
        </text:list-item>
      </text:list>
      <text:list xml:id="list1875687918" text:style-name="L2">
        <text:list-item>
          <text:p text:style-name="P3">A socket is a communication mechanism that allows client/server systems to be developed either locally, on a single machine, or across networks.</text:p>
        </text:list-item>
        <text:list-item>
          <text:p text:style-name="P3">Functions such as printing, connecting to databases, and serving web pages as well as network utilities such as rlogin for remote login and ftp for file transfer usually use sockets to communicate. </text:p>
        </text:list-item>
        <text:list-item>
          <text:p text:style-name="P3">Sockets are basically the inter process communication mechanism but instead of communicating locally the communication happens over the network. So there are few types stated below.</text:p>
        </text:list-item>
        <text:list-item>
          <text:p text:style-name="P11">Several Internet socket types are available,</text:p>
          <text:list>
            <text:list-item>
              <text:p text:style-name="P11">Datagram sockets, also known as connection-less sockets, which use User Datagram Protocol (UDP). </text:p>
            </text:list-item>
            <text:list-item>
              <text:p text:style-name="P14">Stream sockets, also known as connection-oriented sockets, which use Transmission Control Protocol (TCP) or Stream Control Transmission Protocol (SCTP). </text:p>
              <text:p text:style-name="P14"/>
            </text:list-item>
            <text:list-item>
              <text:p text:style-name="P11">Raw sockets, typically available in routers and other network equipment. Here the transport layer is bypassed, and the packet headers are made accessible to the application.</text:p>
              <text:p text:style-name="P11"/>
            </text:list-item>
          </text:list>
        </text:list-item>
      </text:list>
      <text:list xml:id="list1287362119" text:continue-list="list19007321581" text:style-name="L1">
        <text:list-item>
          <text:p text:style-name="P2">What does IPv4 and IPv6 means? What’s the difference between them? </text:p>
          <text:p text:style-name="P2"/>
        </text:list-item>
      </text:list>
      <text:list xml:id="list1763082158" text:style-name="L3">
        <text:list-item>
          <text:p text:style-name="P4">IPv4 and IPv6 are the versions of internet protocol that is IPv4 is Internet Protocol version 4 and IPv6 is Internet Protocol version 6.</text:p>
        </text:list-item>
        <text:list-item>
          <text:p text:style-name="P4">IPv4 is the 4th version of interner protocol which is used to identify the user on the network by addressing scheme.</text:p>
        </text:list-item>
        <text:list-item>
          <text:p text:style-name="P4">IPv6 is the 6th version of the same internet protocol.</text:p>
        </text:list-item>
        <text:list-item>
          <text:p text:style-name="P4">The basic difference in IPv4 and IPv6 is,</text:p>
          <text:list>
            <text:list-item>
              <text:p text:style-name="P4">IPv4 uses 32 bit addressing scheme which supports at most of 2<text:span text:style-name="T1">32 </text:span><text:span text:style-name="T2">that is 4294967296 users at a time.</text:span></text:p>
            </text:list-item>
            <text:list-item>
              <text:p text:style-name="P4"><text:span text:style-name="T2">IPv6 uses 128 bit addressing scheme which supports at most of 2</text:span><text:span text:style-name="T1">128</text:span><text:span text:style-name="T2"> that is 3.402823669×10³⁸ users at a time.</text:span></text:p>
            </text:list-item>
            <text:list-item>
              <text:p text:style-name="P7">The representation scheme of IPv4 is decimal.</text:p>
            </text:list-item>
            <text:list-item>
              <text:p text:style-name="P7">Where in the IPv6 the scheme used to represent a number is hexa decimal.</text:p>
            </text:list-item>
            <text:list-item>
              <text:p text:style-name="P7">Manual configuration or DHCP is used to obtain the address in IPv4</text:p>
            </text:list-item>
            <text:list-item>
              <text:p text:style-name="P7">Where in IPv6 addresses are obtained by auto configuration.</text:p>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763478621" text:continue-list="list1287362119" text:style-name="L1">
        <text:list-item>
          <text:p text:style-name="P2"><text:soft-page-break/>Considering a Connection-less socket based client-server application, what will be a typical sequence of sockets system call for server and client application? </text:p>
          <text:p text:style-name="P2"/>
        </text:list-item>
      </text:list>
      <text:list xml:id="list1976786034" text:style-name="L4">
        <text:list-item>
          <text:p text:style-name="P5">In server application the system calls for the sockect systems are as listed below with their description.</text:p>
          <text:list>
            <text:list-item>
              <text:p text:style-name="P5">First of all the <text:span text:style-name="T4">socket </text:span><text:span text:style-name="T6">system call is used to connect to a socket.</text:span></text:p>
            </text:list-item>
            <text:list-item>
              <text:p text:style-name="P5"><text:span text:style-name="T6">After the connection is done there should be a system call </text:span><text:span text:style-name="T4">bind.</text:span></text:p>
            </text:list-item>
            <text:list-item>
              <text:p text:style-name="P9">The <text:span text:style-name="T4">connect</text:span> function is not called in a connection-less communication with the same intention as above. Instead, if we call a connect() in this case, then we are simply specifying a particular server address to which we have to send, and from which we have to receive the Datagrams. Every time a packet has to be sent over a socket, the remote address has to be mentioned. This is because there is no concept of a connection that can remember which remote machine to send that packet to.</text:p>
            </text:list-item>
            <text:list-item>
              <text:p text:style-name="P12"><text:span text:style-name="T6">After that </text:span><text:span text:style-name="T5">recvfrom</text:span><text:span text:style-name="T6"> system call is used which, fills in the buf structure with the data received from a datagram packet and the </text:span><text:span text:style-name="T5">sockaddr</text:span><text:span text:style-name="T6"> structure, from with the address of the client from which the packet was received. </text:span></text:p>
            </text:list-item>
            <text:list-item>
              <text:p text:style-name="P12">This call block until a packet is received in <text:span text:style-name="T3">recvfrom</text:span>.</text:p>
            </text:list-item>
            <text:list-item>
              <text:p text:style-name="P13">After that if the server is required to send some data to the client it will use <text:span text:style-name="T4">sendto </text:span>function call.</text:p>
            </text:list-item>
            <text:list-item>
              <text:p text:style-name="P13">Otherwise the <text:span text:style-name="T4">close </text:span>call is used to close the server.</text:p>
            </text:list-item>
          </text:list>
        </text:list-item>
        <text:list-item>
          <text:p text:style-name="P13">In Client application the system calls are as follows,</text:p>
          <text:list>
            <text:list-item>
              <text:p text:style-name="P9">First of all the <text:span text:style-name="T4">socket </text:span>system call is used to connect to a socket.</text:p>
            </text:list-item>
            <text:list-item>
              <text:p text:style-name="P9">After the connection is done there should be a system call <text:span text:style-name="T4">bind.</text:span> But in this case the bind system call is optional.</text:p>
            </text:list-item>
            <text:list-item>
              <text:p text:style-name="P9">As the server application is wating to receive the data the Client application will use the <text:span text:style-name="T4">sendto</text:span> function call.</text:p>
            </text:list-item>
            <text:list-item>
              <text:p text:style-name="P9"><text:span text:style-name="T3">sendto</text:span> sends a datagram packet containing the data present in buf addressed to the address present in the <text:span text:style-name="T3">sockaddr</text:span> structure.</text:p>
            </text:list-item>
            <text:list-item>
              <text:p text:style-name="P9">In the strict sense though <text:span text:style-name="T3">sendto</text:span> is not blocking as the packet is sent out in most cases and <text:span text:style-name="T3">sendto</text:span> returns immediately. </text:p>
            </text:list-item>
            <text:list-item>
              <text:p text:style-name="P9">After the sendto function call the Client application may use <text:span text:style-name="T4">recvfrom </text:span>function call to receive the requested data.</text:p>
            </text:list-item>
            <text:list-item>
              <text:p text:style-name="P9">After the completion of the data transfer the <text:span text:style-name="T4">close </text:span>system call is used.</text:p>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997524372" text:continue-list="list1763478621" text:style-name="L1">
        <text:list-item>
          <text:p text:style-name="P2"><text:soft-page-break/>If client-server application is now based on Connection-oriented socket, will there be a change in sequence of system calls? If yes list down sequence of system calls for server and client application. </text:p>
          <text:p text:style-name="P2"/>
        </text:list-item>
      </text:list>
      <text:list xml:id="list1300207644" text:style-name="L5">
        <text:list-item>
          <text:p text:style-name="P6">If client-server application is now based on Connection-oriented socket, there will be few changes in the system calls.</text:p>
        </text:list-item>
        <text:list-item>
          <text:p text:style-name="P6">System calls for server application based on Connection oriented socket are as follows,</text:p>
          <text:list>
            <text:list-item>
              <text:p text:style-name="P6">First of all the server needs to create a socket using the <text:span text:style-name="T4">socket </text:span><text:span text:style-name="T6">system call.</text:span></text:p>
            </text:list-item>
            <text:list-item>
              <text:p text:style-name="P6"><text:span text:style-name="T6">After that the server application needs to bind the socket to the application so the application need to call the </text:span><text:span text:style-name="T4">bind </text:span><text:span text:style-name="T6">sytem call.</text:span></text:p>
            </text:list-item>
            <text:list-item>
              <text:p text:style-name="P6"><text:span text:style-name="T6">After that server application has to be listening in the socket so the next call must be </text:span><text:span text:style-name="T4">listen.</text:span></text:p>
            </text:list-item>
            <text:list-item>
              <text:p text:style-name="P10">After listen the call the server must be able to connect to the Client application by using <text:span text:style-name="T4">accept</text:span> system call.</text:p>
            </text:list-item>
            <text:list-item>
              <text:p text:style-name="P10">Which will block the server application till any Client application is ready to connect.</text:p>
            </text:list-item>
            <text:list-item>
              <text:p text:style-name="P10">As the connection is established server will read the incoming data from the Client application so the next system call is <text:span text:style-name="T4">read.</text:span></text:p>
            </text:list-item>
            <text:list-item>
              <text:p text:style-name="P10">After reading the requests made by client application server processes the request and use the <text:span text:style-name="T4">write</text:span> system call to write some data to the socket.</text:p>
            </text:list-item>
            <text:list-item>
              <text:p text:style-name="P10">If no other data is to be transferred between server and client application the server should use the <text:span text:style-name="T4">close</text:span> system call to close the socket connection.</text:p>
            </text:list-item>
          </text:list>
        </text:list-item>
        <text:list-item>
          <text:p text:style-name="P10">System calls for Client application based on Connection oriented socket are as follows,</text:p>
          <text:list>
            <text:list-item>
              <text:p text:style-name="P10">As in the server application the first call made by the client application is <text:span text:style-name="T4">socket</text:span>.</text:p>
            </text:list-item>
            <text:list-item>
              <text:p text:style-name="P10">After that the client application must connect to the obtained socket using the <text:span text:style-name="T4">connect </text:span>system call.</text:p>
            </text:list-item>
            <text:list-item>
              <text:p text:style-name="P10">As the client is connected to the server the next system call to be made is <text:span text:style-name="T4">write </text:span>for asking some data.</text:p>
            </text:list-item>
            <text:list-item>
              <text:p text:style-name="P10">After the processing of the data sent earlier the server would be ready to give some data so the next system call to be made is <text:span text:style-name="T4">read.</text:span></text:p>
            </text:list-item>
            <text:list-item>
              <text:p text:style-name="P10">If no more data is to be trasnffered between the server and client application then the next system call to be made is <text:span text:style-name="T4">clos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jas Prajapati</meta:initial-creator>
    <meta:creation-date>2015-08-03T17:50:14</meta:creation-date>
    <meta:generator>LibreOffice/3.5$Linux_X86_64 LibreOffice_project/350m1$Build-2</meta:generator>
    <dc:date>2015-08-03T19:10:14</dc:date>
    <dc:creator>Tejas Prajapati</dc:creator>
    <meta:editing-duration>PT1H6M14S</meta:editing-duration>
    <meta:editing-cycles>24</meta:editing-cycles>
    <meta:document-statistic meta:table-count="0" meta:image-count="0" meta:object-count="0" meta:page-count="3" meta:paragraph-count="53" meta:word-count="1072" meta:character-count="6029" meta:non-whitespace-character-count="5056"/>
  </office:meta>
</office:document-meta>
</file>